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0.5pt" officeooo:paragraph-rsid="00037a44" style:font-size-asian="10.5pt" style:font-size-complex="10.5pt"/>
    </style:style>
    <style:style style:name="P2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T1" style:family="text">
      <style:text-properties officeooo:rsid="00037a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a tesi nasce con l’obiettivo di realizzare un apparato sperimentale per lo studio dell’effetto Zeeman su difetti reticolari allo stato solido.</text:p>
      <text:p text:style-name="P1">Il sistema fisico utilizzato per lo sviluppo e la validazione dell’apparato energetico è il</text:p>
      <text:p text:style-name="P1">complesso azoto-vacanza in diamante.</text:p>
      <text:p text:style-name="P2">Il centro NV è un difetto puntuale in cui un atomo di carbonio nel reticolo cristallino in</text:p>
      <text:p text:style-name="P2">questione viene sostituito da un atomo di azoto [N] e un sito reticolare adiacente viene</text:p>
      <text:p text:style-name="P2">lasciato vuoto [V]. L’unicità di tale struttura risiede nella possibilità di manipolazione a</text:p>
      <text:p text:style-name="P2">temperatura ambiente attraverso fattori esterni quali campi elettromagnetici e microonde</text:p>
      <text:p text:style-name="P2">che risultano in risonanze nell’intensità della fotoluminescenza del campione. Le proprietà di</text:p>
      <text:p text:style-name="P2">spin del complesso lo rendono un magnetometro naturale, infatti, grazie allo schema</text:p>
      <text:p text:style-name="P2">energetico, composto da due tripletti di spin e due singoletti intermedi, l’applicazione di un</text:p>
      <text:p text:style-name="P2">campo magnetico esterno comporta, per effetto Zeeman, frequenze di risonanza differenti</text:p>
      <text:p text:style-name="P2">tra le transizioni [ms = 0 → ms = +1] e [ ms = 0 → ms = −1], con ms numero quantico di spin.</text:p>
      <text:p text:style-name="P2">Le caratteristiche di tale difetto reticolare sono state studiate utilizzando un microscopio</text:p>
      <text:p text:style-name="P2">confocale in fotoluminescenza ad alta sensibilità, realizzato appositamente nel corso</text:p>
      <text:p text:style-name="P2">dell’attività di Tesi.</text:p>
      <text:p text:style-name="P2">Il campione in esame è costituito <text:span text:style-name="T1">da</text:span> un cristallo in diamante contenente un ensemble ad</text:p>
      <text:p text:style-name="P2">elevata densità di centri NV. La validazione della risposta PL si svolge utilizzando un diodo</text:p>
      <text:p text:style-name="P2">laser a lunghezza d’onda di eccitazione di λ = 520nm, appositamente assemblato. Lo spettro,</text:p>
      <text:p text:style-name="P2">analizzato mediante un monocromatore, si dimostra coerente con le posizioni, riportate in</text:p>
      <text:p text:style-name="P2">letteratura, relative alla ZPL ed alla banda fononica.</text:p>
      <text:p text:style-name="P2">Per l’analisi delle peculiarità magnetiche il campione è posizionato su un’antenna ottimizzata</text:p>
      <text:p text:style-name="P2">che permette la scansione in frequenze. Si adopera la tecnica ODMR che consiste in una</text:p>
      <text:p text:style-name="P2">combinazione dell’ ESR, electronic-spin-resonance, e della PL, analisi ottica della</text:p>
      <text:p text:style-name="P2">fotoluminescenza. Data la configurazione del reticolo cristallino del diamante e delle</text:p>
      <text:p text:style-name="P2">struttura dell’INGV si evince come, date le possibili quattro orientazioni, l’effetto del campo</text:p>
      <text:p text:style-name="P2">solenoidale, espresso dallo splitting tra le coppie di risonanze, presenti quattro componenti</text:p>
      <text:p text:style-name="P2">distinte visualizzabili nello spettro ODMR. Si ottiene dunque una tecnica particolarmente</text:p>
      <text:p text:style-name="P2">precisa per misurare vettorialmente il campo magnetico circostante al campione.</text:p>
      <text:p text:style-name="P2">Il metodo di rilevazione magnetometrica sopra citato si dimostra attendibile, come conferma</text:p>
      <text:p text:style-name="P2">il paragone con i dati di una sonda di Hall.</text:p>
      <text:p text:style-name="P2">Dalla letteratura il centro NV presenta un asse di splitting Zeeman a ν = 2.87 GHz, ma ciò è</text:p>
      <text:p text:style-name="P2">strettamente applicabile a complessi il cui asse risulta perfettamente allineato con quello</text:p>
      <text:p text:style-name="P2">della radiazione, mentre nella situazione in analisi, date le molteplici orientazioni, le</text:p>
      <text:p text:style-name="P2">risonanze visualizzate nello spettro subiscono una traslazione presentando ν differenti. Dal</text:p>
      <text:p text:style-name="P2">confronto con il modello teorico è stato ricavato l’effettivo angolo presente tra gli assi del</text:p>
      <text:p text:style-name="P2">reticolo cristallino ed il campo magnetico esterno.</text:p>
      <text:p text:style-name="P2">Infine, l’impiego di un apparato di misura (eccitazione laser, generazione di microonde)</text:p>
      <text:p text:style-name="P2">dotato di un’elettronica di controllo con risoluzione temporale dell’ordine del nanosecondo,</text:p>
      <text:p text:style-name="P2">fornisce in prospettiva la possibilità di operare un controllo coerente con eccitazione ottica</text:p>
      <text:p text:style-name="P2">sullo stato di spin di un ensemble di difetti otticamente attivi, con importanti applicazioni</text:p>
      <text:p text:style-name="P1">future nel campo della sensoristica e del processamento dell’informazione quantistic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a tesi nasce con l’obiettivo di realizzare un apparato sperimentale per lo studio</text:p>
      <text:p text:style-name="P2">dell’effetto Zeeman su difetti reticolari allo stato solido.</text:p>
      <text:p text:style-name="P2">Il sistema fisico utilizzato per lo sviluppo e la validazione dell’apparato energetico è il</text:p>
      <text:p text:style-name="P2">complesso azoto-vacanza in diamante, difetto puntuale dato dall’inserimento di un atomo di</text:p>
      <text:p text:style-name="P2">azoto nel reticolo cristallino in questione.</text:p>
      <text:p text:style-name="P2">Le proprietà di spin del complesso lo rendono un magnetometro naturale, infatti, grazie allo</text:p>
      <text:p text:style-name="P2">schema energetico, composto da due tripletti di spin e due singoletti intermedi,</text:p>
      <text:p text:style-name="P2">l’applicazione di un campo magnetico esterno comporta, per effetto Zeeman, frequenze di</text:p>
      <text:p text:style-name="P2">risonanza differenti tra le transizioni da stati a spin nullo verso stati a spin up e down.</text:p>
      <text:p text:style-name="P2">Le caratteristiche di tale difetto reticolare si studiano utilizzando un microsco pio confocale</text:p>
      <text:p text:style-name="P2">in fotoluminescenza ad alta sensibilità, realizzato appositamente nel corso dell’attività di</text:p>
      <text:p text:style-name="P2">Tesi.</text:p>
      <text:p text:style-name="P2">Il campione in esame è costituito <text:span text:style-name="T1">da</text:span> un cristallo in diamante contenente un ensemble ad</text:p>
      <text:p text:style-name="P2">elevata densità di centri NV. La validazione della risposta PL si svolge utilizzando un diodo</text:p>
      <text:p text:style-name="P2">laser a lunghezza d’onda di eccitazione di λ = 520nm, appositamente assemblato. Lo spettro,</text:p>
      <text:p text:style-name="P2">analizzato mediante un monocromatore, si dimostra coerente con le posizioni, riportate in</text:p>
      <text:p text:style-name="P2">letteratura, relative alla ZPL ed alla banda fononica.</text:p>
      <text:p text:style-name="P2">Per l’analisi delle peculiarità magnetiche il campione è posizionato su un’antenna ottimizzata</text:p>
      <text:p text:style-name="P2">che permette la scansione in frequenze. Si adopera la tecnica ODMR che consiste in una</text:p>
      <text:p text:style-name="P2">combinazione dell’ ESR, electronic-spin-resonance, e della PL, analisi ottica della</text:p>
      <text:p text:style-name="P2">fotoluminescenza, in modo da avere un pairing tra frequenze MW e campo magnetico. Data</text:p>
      <text:p text:style-name="P2">la configurazione del reticolo cristallino del diamante e delle struttura dell’INGV si evince</text:p>
      <text:p text:style-name="P2">come, date le possibili quattro orientazioni, l’effetto del campo solenoidale, espresso dallo</text:p>
      <text:p text:style-name="P2">splitting tra le coppie di risonanze, presenti quattro componenti distinte visualizzabili nello</text:p>
      <text:p text:style-name="P2">spettro ODMR. Si ottiene dunque una tecnica particolarmente precisa per misurare</text:p>
      <text:p text:style-name="P2">vettorialmente il campo magnetico circostante al campione.</text:p>
      <text:p text:style-name="P2">Tale metodo di rilevazione magnetometrica si dimostra attendibile, come conferma il</text:p>
      <text:p text:style-name="P2">paragone con i dati di una sonda di Hall.</text:p>
      <text:p text:style-name="P2">Dalla letteratura il centro NV presenta un asse di splitting Zeeman a ν = 2.87 GHz, ma ciò è</text:p>
      <text:p text:style-name="P2">strettamente applicabile a complessi il cui asse risulta perfettamente allineato con quello</text:p>
      <text:p text:style-name="P2">della radiazione. In casi differenti, come quello analizzato, il termine di accoppiamento</text:p>
      <text:p text:style-name="P2">energetico non è più lineare provocando uno shifting nelle frequenze di transizione. Dal</text:p>
      <text:p text:style-name="P2">confronto con il modello teorico è stato ricavato l’effettivo angolo presente tra gli assi del</text:p>
      <text:p text:style-name="P2">reticolo cristallino ed il campo magnetico esterno.</text:p>
      <text:p text:style-name="P2">Infine, l’impiego di un apparato di misura (eccitazione laser, generazione di microonde),</text:p>
      <text:p text:style-name="P2">dotato di un’elettronica di controllo con risoluzione temporale dell’ordine del nanosecondo,</text:p>
      <text:p text:style-name="P2">fornisce in prospettiva la possibilità di operare un controllo coerente con eccitazione ottica</text:p>
      <text:p text:style-name="P2">sullo stato di spin di un ensemble di difetti otticamente attivi, con importanti applicazioni</text:p>
      <text:p text:style-name="P2">future nel campo della sensoristica e del processamento dell’informazione quantistica.</text:p>
      <text:p text:style-name="P2"/>
      <text:p text:style-name="P2"/>
      <text:p text:style-name="P2">[Dalla letteratura il centro NV presenta un asse di splitting Zeeman a ν = 2.87 GHz, ma ciò è</text:p>
      <text:p text:style-name="P2">strettamente applicabile a complessi il cui asse risulta perfettamente allineato con quello</text:p>
      <text:p text:style-name="P2">della radiazione. In casi differenti, come quello analizzato, il termine di accoppiamento</text:p>
      <text:p text:style-name="P2">energetico non è più lineare provocando uno shifting nelle frequenze di transizione. 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5:28:09.032620354</meta:creation-date>
    <dc:date>2022-09-07T15:34:03.973247417</dc:date>
    <meta:editing-duration>PT5M55S</meta:editing-duration>
    <meta:editing-cycles>1</meta:editing-cycles>
    <meta:generator>LibreOffice/7.4.0.3$Linux_X86_64 LibreOffice_project/40$Build-3</meta:generator>
    <meta:document-statistic meta:table-count="0" meta:image-count="0" meta:object-count="0" meta:page-count="2" meta:paragraph-count="84" meta:word-count="1026" meta:character-count="7034" meta:non-whitespace-character-count="6092"/>
  </office:meta>
</office:document-meta>
</file>